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PropertyDefinitionImpl.QPropertyDefinitionImpl( PropertyDefinition propDef , NamePathResolver resolver , QValueFactory qValu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PropertyDefinitionImpl.convertConstraints( String [ ] constraints , NamePathResolver resolver , QValueFactory factory , int required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PropertyDefinitionImpl.convertValues( Value [ ] values , NamePathResolver resolver , QValue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